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693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1.9909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2"/>
        </table:table-row>
        <table:table-row table:style-name="ro1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2])" office:value-type="string" office:string-value="model_hr_job">
            <text:p>model_hr_job</text:p>
          </table:table-cell>
          <table:table-cell office:value-type="string">
            <text:p>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job</text:p>
          </table:table-cell>
          <table:table-cell/>
        </table:table-row>
        <table:table-row table:style-name="ro2">
          <table:table-cell table:formula="of:=CONCATENATE(&quot;access_&quot;;[.I3])" office:value-type="string" office:string-value="access_hr_recruit_pendidikan">
            <text:p>access_hr_recruit_pendidikan</text:p>
          </table:table-cell>
          <table:table-cell table:formula="of:=REPLACE([.I3];11;1;&quot;.&quot;)" office:value-type="string" office:string-value="hr_recruit.pendidikan">
            <text:p>hr_recruit.pendidikan</text:p>
          </table:table-cell>
          <table:table-cell table:formula="of:=CONCATENATE(&quot;model_&quot;;[.I3])" office:value-type="string" office:string-value="model_hr_recruit_pendidikan">
            <text:p>model_hr_recruit_pendidikan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</text:p>
          </table:table-cell>
          <table:table-cell office:value-type="string">
            <text:p>_</text:p>
          </table:table-cell>
        </table:table-row>
        <table:table-row table:style-name="ro2">
          <table:table-cell table:formula="of:=CONCATENATE(&quot;access_&quot;;[.I4])" office:value-type="string" office:string-value="access_hr_recruit_jurusan">
            <text:p>access_hr_recruit_jurusan</text:p>
          </table:table-cell>
          <table:table-cell table:formula="of:=REPLACE([.I4];11;1;&quot;.&quot;)" office:value-type="string" office:string-value="hr_recruit.jurusan">
            <text:p>hr_recruit.jurusan</text:p>
          </table:table-cell>
          <table:table-cell table:formula="of:=CONCATENATE(&quot;model_&quot;;[.I4])" office:value-type="string" office:string-value="model_hr_recruit_jurusan">
            <text:p>model_hr_recruit_jurusan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</text:p>
          </table:table-cell>
          <table:table-cell/>
        </table:table-row>
        <table:table-row table:style-name="ro2">
          <table:table-cell table:formula="of:=CONCATENATE(&quot;access_&quot;;[.I5])" office:value-type="string" office:string-value="access_hr_recruit_jurusan_detail">
            <text:p>access_hr_recruit_jurusan_detail</text:p>
          </table:table-cell>
          <table:table-cell table:formula="of:=REPLACE([.I5];11;1;&quot;.&quot;)" office:value-type="string" office:string-value="hr_recruit.jurusan_detail">
            <text:p>hr_recruit.jurusan_detail</text:p>
          </table:table-cell>
          <table:table-cell table:formula="of:=CONCATENATE(&quot;model_&quot;;[.I5])" office:value-type="string" office:string-value="model_hr_recruit_jurusan_detail">
            <text:p>model_hr_recruit_jurusan_detail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</text:p>
          </table:table-cell>
          <table:table-cell/>
        </table:table-row>
        <table:table-row table:style-name="ro1">
          <table:table-cell table:formula="of:=CONCATENATE(&quot;access_&quot;;[.I6])" office:value-type="string" office:string-value="access_hr_recruit_suskel1">
            <text:p>access_hr_recruit_suskel1</text:p>
          </table:table-cell>
          <table:table-cell table:formula="of:=REPLACE([.I6];11;1;&quot;.&quot;)" office:value-type="string" office:string-value="hr_recruit.suskel1">
            <text:p>hr_recruit.suskel1</text:p>
          </table:table-cell>
          <table:table-cell table:formula="of:=CONCATENATE(&quot;model_&quot;;[.I6])" office:value-type="string" office:string-value="model_hr_recruit_suskel1">
            <text:p>model_hr_recruit_suskel1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suskel1</text:p>
          </table:table-cell>
          <table:table-cell/>
        </table:table-row>
        <table:table-row table:style-name="ro1">
          <table:table-cell table:formula="of:=CONCATENATE(&quot;access_&quot;;[.I7])" office:value-type="string" office:string-value="access_hr_recruit_suskel2">
            <text:p>access_hr_recruit_suskel2</text:p>
          </table:table-cell>
          <table:table-cell table:formula="of:=REPLACE([.I7];11;1;&quot;.&quot;)" office:value-type="string" office:string-value="hr_recruit.suskel2">
            <text:p>hr_recruit.suskel2</text:p>
          </table:table-cell>
          <table:table-cell table:formula="of:=CONCATENATE(&quot;model_&quot;;[.I7])" office:value-type="string" office:string-value="model_hr_recruit_suskel2">
            <text:p>model_hr_recruit_suskel2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suskel2</text:p>
          </table:table-cell>
          <table:table-cell/>
        </table:table-row>
        <table:table-row table:style-name="ro2">
          <table:table-cell table:formula="of:=CONCATENATE(&quot;access_&quot;;[.I8])" office:value-type="string" office:string-value="access_hr_recruit_rwt_pend">
            <text:p>access_hr_recruit_rwt_pend</text:p>
          </table:table-cell>
          <table:table-cell table:formula="of:=REPLACE([.I8];11;1;&quot;.&quot;)" office:value-type="string" office:string-value="hr_recruit.rwt_pend">
            <text:p>hr_recruit.rwt_pend</text:p>
          </table:table-cell>
          <table:table-cell table:formula="of:=CONCATENATE(&quot;model_&quot;;[.I8])" office:value-type="string" office:string-value="model_hr_recruit_rwt_pend">
            <text:p>model_hr_recruit_rwt_pend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rwt_pend</text:p>
          </table:table-cell>
          <table:table-cell/>
        </table:table-row>
        <table:table-row table:style-name="ro2">
          <table:table-cell table:formula="of:=CONCATENATE(&quot;access_&quot;;[.I9])" office:value-type="string" office:string-value="access_hr_recruit_bahasa">
            <text:p>access_hr_recruit_bahasa</text:p>
          </table:table-cell>
          <table:table-cell table:formula="of:=REPLACE([.I9];11;1;&quot;.&quot;)" office:value-type="string" office:string-value="hr_recruit.bahasa">
            <text:p>hr_recruit.bahasa</text:p>
          </table:table-cell>
          <table:table-cell table:formula="of:=CONCATENATE(&quot;model_&quot;;[.I9])" office:value-type="string" office:string-value="model_hr_recruit_bahasa">
            <text:p>model_hr_recruit_bahasa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bahasa</text:p>
          </table:table-cell>
          <table:table-cell/>
        </table:table-row>
        <table:table-row table:style-name="ro2">
          <table:table-cell table:formula="of:=CONCATENATE(&quot;access_&quot;;[.I10])" office:value-type="string" office:string-value="access_hr_recruit_rwt_krj">
            <text:p>access_hr_recruit_rwt_krj</text:p>
          </table:table-cell>
          <table:table-cell table:formula="of:=REPLACE([.I10];11;1;&quot;.&quot;)" office:value-type="string" office:string-value="hr_recruit.rwt_krj">
            <text:p>hr_recruit.rwt_krj</text:p>
          </table:table-cell>
          <table:table-cell table:formula="of:=CONCATENATE(&quot;model_&quot;;[.I10])" office:value-type="string" office:string-value="model_hr_recruit_rwt_krj">
            <text:p>model_hr_recruit_rwt_krj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rwt_krj</text:p>
          </table:table-cell>
          <table:table-cell/>
        </table:table-row>
        <table:table-row table:style-name="ro1">
          <table:table-cell table:formula="of:=CONCATENATE(&quot;access_&quot;;[.I11])" office:value-type="string" office:string-value="access_hr_recruit_kon1">
            <text:p>access_hr_recruit_kon1</text:p>
          </table:table-cell>
          <table:table-cell table:formula="of:=REPLACE([.I11];11;1;&quot;.&quot;)" office:value-type="string" office:string-value="hr_recruit.kon1">
            <text:p>hr_recruit.kon1</text:p>
          </table:table-cell>
          <table:table-cell table:formula="of:=CONCATENATE(&quot;model_&quot;;[.I11])" office:value-type="string" office:string-value="model_hr_recruit_kon1">
            <text:p>model_hr_recruit_kon1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kon1</text:p>
          </table:table-cell>
          <table:table-cell/>
        </table:table-row>
        <table:table-row table:style-name="ro1">
          <table:table-cell table:formula="of:=CONCATENATE(&quot;access_&quot;;[.I12])" office:value-type="string" office:string-value="access_hr_recruit_kon2">
            <text:p>access_hr_recruit_kon2</text:p>
          </table:table-cell>
          <table:table-cell table:formula="of:=REPLACE([.I12];11;1;&quot;.&quot;)" office:value-type="string" office:string-value="hr_recruit.kon2">
            <text:p>hr_recruit.kon2</text:p>
          </table:table-cell>
          <table:table-cell table:formula="of:=CONCATENATE(&quot;model_&quot;;[.I12])" office:value-type="string" office:string-value="model_hr_recruit_kon2">
            <text:p>model_hr_recruit_kon2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kon2</text:p>
          </table:table-cell>
          <table:table-cell/>
        </table:table-row>
        <table:table-row table:style-name="ro2">
          <table:table-cell table:formula="of:=CONCATENATE(&quot;access_&quot;;[.I13])" office:value-type="string" office:string-value="access_hr_applicant">
            <text:p>access_hr_applicant</text:p>
          </table:table-cell>
          <table:table-cell office:value-type="string">
            <text:p>hr.applicant</text:p>
          </table:table-cell>
          <table:table-cell table:formula="of:=CONCATENATE(&quot;model_&quot;;[.I13])" office:value-type="string" office:string-value="model_hr_applicant">
            <text:p>model_hr_applicant</text:p>
          </table:table-cell>
          <table:table-cell office:value-type="string">
            <text:p>group_hr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applican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15])" office:value-type="string" office:string-value="model_hr_job">
            <text:p>model_hr_job</text:p>
          </table:table-cell>
          <table:table-cell office:value-type="string">
            <text:p>group_hr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job</text:p>
          </table:table-cell>
          <table:table-cell/>
        </table:table-row>
        <table:table-row table:style-name="ro2">
          <table:table-cell table:formula="of:=CONCATENATE(&quot;access_&quot;;[.I16])" office:value-type="string" office:string-value="access_hr_recruit_pendidikan">
            <text:p>access_hr_recruit_pendidikan</text:p>
          </table:table-cell>
          <table:table-cell table:formula="of:=REPLACE([.I16];11;1;&quot;.&quot;)" office:value-type="string" office:string-value="hr_recruit.pendidikan">
            <text:p>hr_recruit.pendidikan</text:p>
          </table:table-cell>
          <table:table-cell table:formula="of:=CONCATENATE(&quot;model_&quot;;[.I16])" office:value-type="string" office:string-value="model_hr_recruit_pendidikan">
            <text:p>model_hr_recruit_pendidikan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</text:p>
          </table:table-cell>
          <table:table-cell/>
        </table:table-row>
        <table:table-row table:style-name="ro2">
          <table:table-cell table:formula="of:=CONCATENATE(&quot;access_&quot;;[.I17])" office:value-type="string" office:string-value="access_hr_recruit_jurusan">
            <text:p>access_hr_recruit_jurusan</text:p>
          </table:table-cell>
          <table:table-cell table:formula="of:=REPLACE([.I17];11;1;&quot;.&quot;)" office:value-type="string" office:string-value="hr_recruit.jurusan">
            <text:p>hr_recruit.jurusan</text:p>
          </table:table-cell>
          <table:table-cell table:formula="of:=CONCATENATE(&quot;model_&quot;;[.I17])" office:value-type="string" office:string-value="model_hr_recruit_jurusan">
            <text:p>model_hr_recruit_jurusan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</text:p>
          </table:table-cell>
          <table:table-cell/>
        </table:table-row>
        <table:table-row table:style-name="ro2">
          <table:table-cell table:formula="of:=CONCATENATE(&quot;access_&quot;;[.I18])" office:value-type="string" office:string-value="access_hr_recruit_jurusan_detail">
            <text:p>access_hr_recruit_jurusan_detail</text:p>
          </table:table-cell>
          <table:table-cell table:formula="of:=REPLACE([.I18];11;1;&quot;.&quot;)" office:value-type="string" office:string-value="hr_recruit.jurusan_detail">
            <text:p>hr_recruit.jurusan_detail</text:p>
          </table:table-cell>
          <table:table-cell table:formula="of:=CONCATENATE(&quot;model_&quot;;[.I18])" office:value-type="string" office:string-value="model_hr_recruit_jurusan_detail">
            <text:p>model_hr_recruit_jurusan_detail</text:p>
          </table:table-cell>
          <table:table-cell office:value-type="string">
            <text:p>group_hr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</text:p>
          </table:table-cell>
          <table:table-cell/>
        </table:table-row>
        <table:table-row table:style-name="ro1">
          <table:table-cell table:formula="of:=CONCATENATE(&quot;access_&quot;;[.I19])" office:value-type="string" office:string-value="access_hr_recruit_suskel1">
            <text:p>access_hr_recruit_suskel1</text:p>
          </table:table-cell>
          <table:table-cell table:formula="of:=REPLACE([.I19];11;1;&quot;.&quot;)" office:value-type="string" office:string-value="hr_recruit.suskel1">
            <text:p>hr_recruit.suskel1</text:p>
          </table:table-cell>
          <table:table-cell table:formula="of:=CONCATENATE(&quot;model_&quot;;[.I19])" office:value-type="string" office:string-value="model_hr_recruit_suskel1">
            <text:p>model_hr_recruit_suskel1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</text:p>
          </table:table-cell>
          <table:table-cell/>
        </table:table-row>
        <table:table-row table:style-name="ro1">
          <table:table-cell table:formula="of:=CONCATENATE(&quot;access_&quot;;[.I20])" office:value-type="string" office:string-value="access_hr_recruit_suskel2">
            <text:p>access_hr_recruit_suskel2</text:p>
          </table:table-cell>
          <table:table-cell table:formula="of:=REPLACE([.I20];11;1;&quot;.&quot;)" office:value-type="string" office:string-value="hr_recruit.suskel2">
            <text:p>hr_recruit.suskel2</text:p>
          </table:table-cell>
          <table:table-cell table:formula="of:=CONCATENATE(&quot;model_&quot;;[.I20])" office:value-type="string" office:string-value="model_hr_recruit_suskel2">
            <text:p>model_hr_recruit_suskel2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</text:p>
          </table:table-cell>
          <table:table-cell/>
        </table:table-row>
        <table:table-row table:style-name="ro2">
          <table:table-cell table:formula="of:=CONCATENATE(&quot;access_&quot;;[.I21])" office:value-type="string" office:string-value="access_hr_recruit_rwt_pend">
            <text:p>access_hr_recruit_rwt_pend</text:p>
          </table:table-cell>
          <table:table-cell table:formula="of:=REPLACE([.I21];11;1;&quot;.&quot;)" office:value-type="string" office:string-value="hr_recruit.rwt_pend">
            <text:p>hr_recruit.rwt_pend</text:p>
          </table:table-cell>
          <table:table-cell table:formula="of:=CONCATENATE(&quot;model_&quot;;[.I21])" office:value-type="string" office:string-value="model_hr_recruit_rwt_pend">
            <text:p>model_hr_recruit_rwt_pend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</text:p>
          </table:table-cell>
          <table:table-cell/>
        </table:table-row>
        <table:table-row table:style-name="ro2">
          <table:table-cell table:formula="of:=CONCATENATE(&quot;access_&quot;;[.I22])" office:value-type="string" office:string-value="access_hr_recruit_bahasa">
            <text:p>access_hr_recruit_bahasa</text:p>
          </table:table-cell>
          <table:table-cell table:formula="of:=REPLACE([.I22];11;1;&quot;.&quot;)" office:value-type="string" office:string-value="hr_recruit.bahasa">
            <text:p>hr_recruit.bahasa</text:p>
          </table:table-cell>
          <table:table-cell table:formula="of:=CONCATENATE(&quot;model_&quot;;[.I22])" office:value-type="string" office:string-value="model_hr_recruit_bahasa">
            <text:p>model_hr_recruit_bahasa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</text:p>
          </table:table-cell>
          <table:table-cell/>
        </table:table-row>
        <table:table-row table:style-name="ro2">
          <table:table-cell table:formula="of:=CONCATENATE(&quot;access_&quot;;[.I23])" office:value-type="string" office:string-value="access_hr_recruit_rwt_krj">
            <text:p>access_hr_recruit_rwt_krj</text:p>
          </table:table-cell>
          <table:table-cell table:formula="of:=REPLACE([.I23];11;1;&quot;.&quot;)" office:value-type="string" office:string-value="hr_recruit.rwt_krj">
            <text:p>hr_recruit.rwt_krj</text:p>
          </table:table-cell>
          <table:table-cell table:formula="of:=CONCATENATE(&quot;model_&quot;;[.I23])" office:value-type="string" office:string-value="model_hr_recruit_rwt_krj">
            <text:p>model_hr_recruit_rwt_krj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</text:p>
          </table:table-cell>
          <table:table-cell/>
        </table:table-row>
        <table:table-row table:style-name="ro1">
          <table:table-cell table:formula="of:=CONCATENATE(&quot;access_&quot;;[.I24])" office:value-type="string" office:string-value="access_hr_recruit_kon1">
            <text:p>access_hr_recruit_kon1</text:p>
          </table:table-cell>
          <table:table-cell table:formula="of:=REPLACE([.I24];11;1;&quot;.&quot;)" office:value-type="string" office:string-value="hr_recruit.kon1">
            <text:p>hr_recruit.kon1</text:p>
          </table:table-cell>
          <table:table-cell table:formula="of:=CONCATENATE(&quot;model_&quot;;[.I24])" office:value-type="string" office:string-value="model_hr_recruit_kon1">
            <text:p>model_hr_recruit_kon1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</text:p>
          </table:table-cell>
          <table:table-cell/>
        </table:table-row>
        <table:table-row table:style-name="ro1">
          <table:table-cell table:formula="of:=CONCATENATE(&quot;access_&quot;;[.I25])" office:value-type="string" office:string-value="access_hr_recruit_kon2">
            <text:p>access_hr_recruit_kon2</text:p>
          </table:table-cell>
          <table:table-cell table:formula="of:=REPLACE([.I25];11;1;&quot;.&quot;)" office:value-type="string" office:string-value="hr_recruit.kon2">
            <text:p>hr_recruit.kon2</text:p>
          </table:table-cell>
          <table:table-cell table:formula="of:=CONCATENATE(&quot;model_&quot;;[.I25])" office:value-type="string" office:string-value="model_hr_recruit_kon2">
            <text:p>model_hr_recruit_kon2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</text:p>
          </table:table-cell>
          <table:table-cell/>
        </table:table-row>
        <table:table-row table:style-name="ro2">
          <table:table-cell table:formula="of:=CONCATENATE(&quot;access_&quot;;[.I26])" office:value-type="string" office:string-value="access_hr_applicant">
            <text:p>access_hr_applicant</text:p>
          </table:table-cell>
          <table:table-cell office:value-type="string">
            <text:p>hr.applicant</text:p>
          </table:table-cell>
          <table:table-cell table:formula="of:=CONCATENATE(&quot;model_&quot;;[.I26])" office:value-type="string" office:string-value="model_hr_applicant">
            <text:p>model_hr_applicant</text:p>
          </table:table-cell>
          <table:table-cell office:value-type="string">
            <text:p>group_hr_manag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r_applican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CONCATENATE(&quot;access_&quot;;[.$I$2])" office:value-type="string" office:string-value="access_hr_job">
            <text:p>access_hr_job</text:p>
          </table:table-cell>
          <table:table-cell table:formula="of:=REPLACE([.$I$2];3;1;&quot;.&quot;)" office:value-type="string" office:string-value="hr.job">
            <text:p>hr.job</text:p>
          </table:table-cell>
          <table:table-cell table:formula="of:=CONCATENATE(&quot;model_&quot;;[.I28])" office:value-type="string" office:string-value="model_hr_job">
            <text:p>model_hr_job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job</text:p>
          </table:table-cell>
          <table:table-cell/>
        </table:table-row>
        <table:table-row table:style-name="ro2">
          <table:table-cell table:formula="of:=CONCATENATE(&quot;access_&quot;;[.I29])" office:value-type="string" office:string-value="access_hr_recruit_pendidikan">
            <text:p>access_hr_recruit_pendidikan</text:p>
          </table:table-cell>
          <table:table-cell table:formula="of:=REPLACE([.I29];11;1;&quot;.&quot;)" office:value-type="string" office:string-value="hr_recruit.pendidikan">
            <text:p>hr_recruit.pendidikan</text:p>
          </table:table-cell>
          <table:table-cell table:formula="of:=CONCATENATE(&quot;model_&quot;;[.I29])" office:value-type="string" office:string-value="model_hr_recruit_pendidikan">
            <text:p>model_hr_recruit_pendidikan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pendidikan</text:p>
          </table:table-cell>
          <table:table-cell/>
        </table:table-row>
        <table:table-row table:style-name="ro2">
          <table:table-cell table:formula="of:=CONCATENATE(&quot;access_&quot;;[.I30])" office:value-type="string" office:string-value="access_hr_recruit_jurusan">
            <text:p>access_hr_recruit_jurusan</text:p>
          </table:table-cell>
          <table:table-cell table:formula="of:=REPLACE([.I30];11;1;&quot;.&quot;)" office:value-type="string" office:string-value="hr_recruit.jurusan">
            <text:p>hr_recruit.jurusan</text:p>
          </table:table-cell>
          <table:table-cell table:formula="of:=CONCATENATE(&quot;model_&quot;;[.I30])" office:value-type="string" office:string-value="model_hr_recruit_jurusan">
            <text:p>model_hr_recruit_jurusan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</text:p>
          </table:table-cell>
          <table:table-cell/>
        </table:table-row>
        <table:table-row table:style-name="ro2">
          <table:table-cell table:formula="of:=CONCATENATE(&quot;access_&quot;;[.I31])" office:value-type="string" office:string-value="access_hr_recruit_jurusan_detail">
            <text:p>access_hr_recruit_jurusan_detail</text:p>
          </table:table-cell>
          <table:table-cell table:formula="of:=REPLACE([.I31];11;1;&quot;.&quot;)" office:value-type="string" office:string-value="hr_recruit.jurusan_detail">
            <text:p>hr_recruit.jurusan_detail</text:p>
          </table:table-cell>
          <table:table-cell table:formula="of:=CONCATENATE(&quot;model_&quot;;[.I31])" office:value-type="string" office:string-value="model_hr_recruit_jurusan_detail">
            <text:p>model_hr_recruit_jurusan_detail</text:p>
          </table:table-cell>
          <table:table-cell office:value-type="string">
            <text:p>group_hr_departmen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r_recruit_jurusan_detail</text:p>
          </table:table-cell>
          <table:table-cell/>
        </table:table-row>
        <table:table-row table:style-name="ro1">
          <table:table-cell table:formula="of:=CONCATENATE(&quot;access_&quot;;[.I32])" office:value-type="string" office:string-value="access_hr_recruit_suskel1">
            <text:p>access_hr_recruit_suskel1</text:p>
          </table:table-cell>
          <table:table-cell table:formula="of:=REPLACE([.I32];11;1;&quot;.&quot;)" office:value-type="string" office:string-value="hr_recruit.suskel1">
            <text:p>hr_recruit.suskel1</text:p>
          </table:table-cell>
          <table:table-cell table:formula="of:=CONCATENATE(&quot;model_&quot;;[.I32])" office:value-type="string" office:string-value="model_hr_recruit_suskel1">
            <text:p>model_hr_recruit_suskel1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</text:p>
          </table:table-cell>
          <table:table-cell/>
        </table:table-row>
        <table:table-row table:style-name="ro1">
          <table:table-cell table:formula="of:=CONCATENATE(&quot;access_&quot;;[.I33])" office:value-type="string" office:string-value="access_hr_recruit_suskel2">
            <text:p>access_hr_recruit_suskel2</text:p>
          </table:table-cell>
          <table:table-cell table:formula="of:=REPLACE([.I33];11;1;&quot;.&quot;)" office:value-type="string" office:string-value="hr_recruit.suskel2">
            <text:p>hr_recruit.suskel2</text:p>
          </table:table-cell>
          <table:table-cell table:formula="of:=CONCATENATE(&quot;model_&quot;;[.I33])" office:value-type="string" office:string-value="model_hr_recruit_suskel2">
            <text:p>model_hr_recruit_suskel2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</text:p>
          </table:table-cell>
          <table:table-cell/>
        </table:table-row>
        <table:table-row table:style-name="ro2">
          <table:table-cell table:formula="of:=CONCATENATE(&quot;access_&quot;;[.I34])" office:value-type="string" office:string-value="access_hr_recruit_rwt_pend">
            <text:p>access_hr_recruit_rwt_pend</text:p>
          </table:table-cell>
          <table:table-cell table:formula="of:=REPLACE([.I34];11;1;&quot;.&quot;)" office:value-type="string" office:string-value="hr_recruit.rwt_pend">
            <text:p>hr_recruit.rwt_pend</text:p>
          </table:table-cell>
          <table:table-cell table:formula="of:=CONCATENATE(&quot;model_&quot;;[.I34])" office:value-type="string" office:string-value="model_hr_recruit_rwt_pend">
            <text:p>model_hr_recruit_rwt_pend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</text:p>
          </table:table-cell>
          <table:table-cell/>
        </table:table-row>
        <table:table-row table:style-name="ro2">
          <table:table-cell table:formula="of:=CONCATENATE(&quot;access_&quot;;[.I35])" office:value-type="string" office:string-value="access_hr_recruit_bahasa">
            <text:p>access_hr_recruit_bahasa</text:p>
          </table:table-cell>
          <table:table-cell table:formula="of:=REPLACE([.I35];11;1;&quot;.&quot;)" office:value-type="string" office:string-value="hr_recruit.bahasa">
            <text:p>hr_recruit.bahasa</text:p>
          </table:table-cell>
          <table:table-cell table:formula="of:=CONCATENATE(&quot;model_&quot;;[.I35])" office:value-type="string" office:string-value="model_hr_recruit_bahasa">
            <text:p>model_hr_recruit_bahasa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</text:p>
          </table:table-cell>
          <table:table-cell/>
        </table:table-row>
        <table:table-row table:style-name="ro2">
          <table:table-cell table:formula="of:=CONCATENATE(&quot;access_&quot;;[.I36])" office:value-type="string" office:string-value="access_hr_recruit_rwt_krj">
            <text:p>access_hr_recruit_rwt_krj</text:p>
          </table:table-cell>
          <table:table-cell table:formula="of:=REPLACE([.I36];11;1;&quot;.&quot;)" office:value-type="string" office:string-value="hr_recruit.rwt_krj">
            <text:p>hr_recruit.rwt_krj</text:p>
          </table:table-cell>
          <table:table-cell table:formula="of:=CONCATENATE(&quot;model_&quot;;[.I36])" office:value-type="string" office:string-value="model_hr_recruit_rwt_krj">
            <text:p>model_hr_recruit_rwt_krj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</text:p>
          </table:table-cell>
          <table:table-cell/>
        </table:table-row>
        <table:table-row table:style-name="ro1">
          <table:table-cell table:formula="of:=CONCATENATE(&quot;access_&quot;;[.I37])" office:value-type="string" office:string-value="access_hr_recruit_kon1">
            <text:p>access_hr_recruit_kon1</text:p>
          </table:table-cell>
          <table:table-cell table:formula="of:=REPLACE([.I37];11;1;&quot;.&quot;)" office:value-type="string" office:string-value="hr_recruit.kon1">
            <text:p>hr_recruit.kon1</text:p>
          </table:table-cell>
          <table:table-cell table:formula="of:=CONCATENATE(&quot;model_&quot;;[.I37])" office:value-type="string" office:string-value="model_hr_recruit_kon1">
            <text:p>model_hr_recruit_kon1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</text:p>
          </table:table-cell>
          <table:table-cell/>
        </table:table-row>
        <table:table-row table:style-name="ro1">
          <table:table-cell table:formula="of:=CONCATENATE(&quot;access_&quot;;[.I38])" office:value-type="string" office:string-value="access_hr_recruit_kon2">
            <text:p>access_hr_recruit_kon2</text:p>
          </table:table-cell>
          <table:table-cell table:formula="of:=REPLACE([.I38];11;1;&quot;.&quot;)" office:value-type="string" office:string-value="hr_recruit.kon2">
            <text:p>hr_recruit.kon2</text:p>
          </table:table-cell>
          <table:table-cell table:formula="of:=CONCATENATE(&quot;model_&quot;;[.I38])" office:value-type="string" office:string-value="model_hr_recruit_kon2">
            <text:p>model_hr_recruit_kon2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</text:p>
          </table:table-cell>
          <table:table-cell/>
        </table:table-row>
        <table:table-row table:style-name="ro2">
          <table:table-cell table:formula="of:=CONCATENATE(&quot;access_&quot;;[.I39])" office:value-type="string" office:string-value="access_hr_applicant">
            <text:p>access_hr_applicant</text:p>
          </table:table-cell>
          <table:table-cell office:value-type="string">
            <text:p>hr.applicant</text:p>
          </table:table-cell>
          <table:table-cell table:formula="of:=CONCATENATE(&quot;model_&quot;;[.I39])" office:value-type="string" office:string-value="model_hr_applicant">
            <text:p>model_hr_applicant</text:p>
          </table:table-cell>
          <table:table-cell office:value-type="string">
            <text:p>group_hr_depar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applican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8/24/2013</text:date>, <text:time>09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diana Juniar</meta:initial-creator>
    <meta:creation-date>2013-08-23T10:32:54</meta:creation-date>
    <dc:date>2013-08-24T09:18:21</dc:date>
    <dc:creator>Widiana Juniar</dc:creator>
    <meta:editing-duration>PT22H45M29S</meta:editing-duration>
    <meta:editing-cycles>3</meta:editing-cycles>
    <meta:generator>OpenOffice/4.0.0$Linux OpenOffice.org_project/400m3$Build-9702</meta:generator>
    <meta:document-statistic meta:table-count="3" meta:cell-count="333" meta:object-count="0"/>
  </office:meta>
</office:document-meta>
</file>